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55.963339388449" calcext:value-type="float">
            <text:p>555.963339388449</text:p>
          </table:table-cell>
          <table:table-cell table:formula="of:=100*([.B2]/[.C2]-1)" office:value-type="float" office:value="25.4173736686035" calcext:value-type="float">
            <text:p>25.4173736686035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60.287667320555" calcext:value-type="float">
            <text:p>560.287667320555</text:p>
          </table:table-cell>
          <table:table-cell table:formula="of:=100*([.B3]/[.C3]-1)" office:value-type="float" office:value="25.9224287791134" calcext:value-type="float">
            <text:p>25.9224287791134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63.83164186762" calcext:value-type="float">
            <text:p>663.83164186762</text:p>
          </table:table-cell>
          <table:table-cell table:formula="of:=100*([.B4]/[.C4]-1)" office:value-type="float" office:value="7.83297892182608" calcext:value-type="float">
            <text:p>7.83297892182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62.720534476886" calcext:value-type="float">
            <text:p>662.720534476886</text:p>
          </table:table-cell>
          <table:table-cell table:formula="of:=100*([.B5]/[.C5]-1)" office:value-type="float" office:value="7.73998260712208" calcext:value-type="float">
            <text:p>7.73998260712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626.536338306578" calcext:value-type="float">
            <text:p>626.536338306578</text:p>
          </table:table-cell>
          <table:table-cell table:formula="of:=100*([.B6]/[.C6]-1)" office:value-type="float" office:value="24.5565152782728" calcext:value-type="float">
            <text:p>24.5565152782728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578.788634530389" calcext:value-type="float">
            <text:p>578.788634530389</text:p>
          </table:table-cell>
          <table:table-cell table:formula="of:=100*([.B7]/[.C7]-1)" office:value-type="float" office:value="22.3015192412573" calcext:value-type="float">
            <text:p>22.3015192412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19.184527880891" calcext:value-type="float">
            <text:p>719.184527880891</text:p>
          </table:table-cell>
          <table:table-cell table:formula="of:=100*([.B8]/[.C8]-1)" office:value-type="float" office:value="6.78638491276788" calcext:value-type="float">
            <text:p>6.78638491276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43.783165854372" calcext:value-type="float">
            <text:p>743.783165854372</text:p>
          </table:table-cell>
          <table:table-cell table:formula="of:=100*([.B9]/[.C9]-1)" office:value-type="float" office:value="3.14356020123256" calcext:value-type="float">
            <text:p>3.14356020123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39.64458005351" calcext:value-type="float">
            <text:p>439.64458005351</text:p>
          </table:table-cell>
          <table:table-cell table:formula="of:=100*([.B10]/[.C10]-1)" office:value-type="float" office:value="28.0293401479791" calcext:value-type="float">
            <text:p>28.029340147979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23:10:54.055780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22T23:18:00.487085928</dc:date>
    <dc:creator>Davide Ancona</dc:creator>
    <meta:editing-duration>PT4H1M41S</meta:editing-duration>
    <meta:editing-cycles>71</meta:editing-cycles>
    <meta:generator>LibreOffice/5.3.7.2.0$Linux_X86_64 LibreOffice_project/30$Build-2</meta:generator>
    <meta:document-statistic meta:table-count="1" meta:cell-count="43" meta:object-count="0"/>
  </office:meta>
</office:document-meta>
</file>